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10000009233A0FB581D3B1657.png" manifest:media-type="image/png"/>
  <manifest:file-entry manifest:full-path="Pictures/100D79B800008AF800000F0B8EA7FF50B429C6AF.emf" manifest:media-type="image/x-emf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Arial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a4548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808080" style:font-name="Lucida Calligraphy" fo:font-size="18pt" style:font-size-asian="18pt" style:font-name-complex="Arial1" style:font-size-complex="18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  <style:text-properties fo:color="#808080" style:font-name="Lucida Calligraphy" fo:font-size="18pt" style:font-size-asian="18pt" style:font-name-complex="Arial1" style:font-size-complex="18pt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fo:color="#000000" fo:font-size="9pt" style:font-size-asian="9pt" style:font-size-complex="9pt"/>
    </style:style>
    <style:style style:name="P1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1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9pt" style:font-size-asian="9pt" style:font-name-complex="Arial1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 style:list-style-name="L1">
      <style:text-properties officeooo:paragraph-rsid="000a4548"/>
    </style:style>
    <style:style style:name="P14" style:family="paragraph" style:parent-style-name="Standard" style:list-style-name="L1">
      <style:text-properties style:font-name="Times New Roman" fo:font-size="11pt" officeooo:paragraph-rsid="000a4548" style:font-size-asian="11pt" style:font-size-complex="11pt"/>
    </style:style>
    <style:style style:name="P15" style:family="paragraph" style:parent-style-name="Frame_20_contents">
      <style:paragraph-properties fo:margin-left="0cm" fo:margin-right="0.032cm" fo:text-align="center" style:justify-single-word="false" fo:text-indent="0cm" style:auto-text-indent="false"/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0a4548" style:font-size-asian="11pt" style:font-size-complex="11pt"/>
    </style:style>
    <style:style style:name="T3" style:family="text">
      <style:text-properties style:font-name="Times New Roman" fo:font-size="11pt" officeooo:rsid="000cb71d" style:font-size-asian="11pt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Times New Roman" fo:font-size="11pt" fo:font-weight="bold" officeooo:rsid="000cb71d" style:font-size-asian="11pt" style:font-weight-asian="bold" style:font-size-complex="11pt" style:font-weight-complex="bold"/>
    </style:style>
    <style:style style:name="T7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T8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1" text:anchor-type="as-char" svg:width="16.544cm" svg:height="1.236cm" draw:z-index="1"><draw:image xlink:href="Pictures/100D79B800008AF800000F0B8EA7FF50B429C6AF.emf" xlink:type="simple" xlink:show="embed" xlink:actuate="onLoad" loext:mime-type="image/x-emf"/><draw:image xlink:href="Pictures/10000201000005410000009233A0FB581D3B1657.png" xlink:type="simple" xlink:show="embed" xlink:actuate="onLoad" loext:mime-type="image/png"/></draw:frame><text:bookmark text:name="__UnoMark__92_1756889880"/></text:p>
      <text:p text:style-name="P6"><draw:custom-shape text:anchor-type="paragraph" style:rel-height="20%" draw:z-index="0" draw:name="Text Box 2" draw:style-name="gr1" draw:text-style-name="P16" svg:width="10.254cm" svg:height="1.239cm" svg:x="2.455cm" svg:y="1.051cm"><text:p text:style-name="P9">800 Commissioners Rd East • London, Ontario • N6A 5W9 • Canada</text:p><text:p text:style-name="P15"><text:span text:style-name="T8">Telephone: (519) 685-8500 ext 76089 • Fax: (519) 667-676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vision of Emergency Medicine</text:p>
      <text:p text:style-name="P7"><text:tab/><text:tab/></text:p>
      <text:h text:style-name="P11" text:outline-level="1"/>
      <text:p text:style-name="P3"/>
      <text:p text:style-name="P4">Dear Potential Volunteer,</text:p>
      <text:p text:style-name="P4"/>
      <text:p text:style-name="P4">You are invited to participate in a research study investigating the validity of a low-cost pulse oximeter that uses 3D printing and other innovative technologies to make life-saving pulse oximeters available for very low cost in Canada and internationally. A pulse oximeter is a sensor device placed on the finger to measure oxygen levels in the blood. We would greatly appreciate your participation in this study. All healthy, non-smoking adults over the age of 18 are eligible to participate in this study. A reminder e-mail will be sent in two weeks’ time.</text:p>
      <text:p text:style-name="P4"/>
      <text:p text:style-name="P4">The purpose of this study is to calibrate and validate a 3D printed pulse oximeter that measures oxygen levels in the blood. Measurements from the experimental pulse oximeter will be compared to a gold standard – the pulse oximeter currently used in the emergency department at London Health Sciences Centre (LHSC).</text:p>
      <text:p text:style-name="P4"/>
      <text:p text:style-name="P5"><text:span text:style-name="T1">If you agree to participate, you will be asked to complete the study protocol, which should take approximately </text:span><text:span text:style-name="T6">2-3 hours</text:span><text:span text:style-name="T1"> to complete. All study procedures will be conducted in the </text:span><text:span text:style-name="T3">intensive care unit (CCTC) or </text:span><text:span text:style-name="T1">emergency department at Victoria Hospital and University Hospital at LHSC by an experienced emergency physician (EP). Participation in this study consists of:</text:span></text:p>
      <text:list xml:id="list2869133912" text:style-name="L1">
        <text:list-item>
          <text:p text:style-name="P13"><text:span text:style-name="T1">an arterial catheter insertion into the wrist by the EP to measure oxygen levels in blood samples. </text:span><text:span text:style-name="T2">This is the same as putting in an intravenous line, but into an artery in your wrist</text:span></text:p>
        </text:list-item>
        <text:list-item>
          <text:p text:style-name="P14">the experimental, 3D printed pulse oximeter and a control oximeter to be placed on your fingers;</text:p>
        </text:list-item>
        <text:list-item>
          <text:p text:style-name="P14">a breathing mask to deliver a mix of nitrogen and oxygen at progressively different ratios under careful monitoring by the EP.</text:p>
        </text:list-item>
      </text:list>
      <text:p text:style-name="P4"/>
      <text:p text:style-name="P4">This study is part of an unfunded research project being undertaken by Dr. Tarek Loubani of Western University. </text:p>
      <text:p text:style-name="P4"/>
      <text:p text:style-name="P2"><text:span text:style-name="T1">If you are interested in participating, please e-mail me (tlouban@uwo.ca) or </text:span><text:bookmark-start text:name="_GoBack"/><text:span text:style-name="T1">Carrie Wakem (project manager; carrie.wakem@lhsc.on.ca)</text:span><text:bookmark-end text:name="_GoBack"/><text:span text:style-name="T1">. We will discuss with you the study and answer any questions you may have.</text:span></text:p>
      <text:p text:style-name="P4"/>
      <text:p text:style-name="P4">Thank you,</text:p>
      <text:p text:style-name="P4"><text:bookmark text:name="OLE_LINK6"/><text:bookmark text:name="OLE_LINK5"/></text:p>
      <text:p text:style-name="Standard"><text:span text:style-name="T1">Dr.</text:span> <text:span text:style-name="T1">Tarek Loubani, MD, CCFP (EM) </text:span></text:p>
      <text:p text:style-name="P8">Consultant, Division of Emergency medicine</text:p>
      <text:p text:style-name="P8">London Health Sciences Centre</text:p>
      <text:p text:style-name="P8">Assistant Professor</text:p>
      <text:p text:style-name="P8">Faculty of Medicine</text:p>
      <text:p text:style-name="P8">Western University Medici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fo:language="en" fo:country="CA" style:font-name-asian="Calibri1" style:font-family-asian="Calibri" style:font-family-generic-asian="system" style:font-pitch-asian="variable" style:font-size-asian="11pt" style:font-size-complex="11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style:writing-mode="lr-tb"/>
      <style:text-properties fo:font-size="12pt" fo:language="en" fo:country="CA" style:font-size-asian="12pt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yle1_20_Char" style:display-name="Style1 Char" style:family="text" style:parent-style-name="Default_20_Paragraph_20_Font"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746cm" fo:margin-left="2.54cm" fo:margin-right="2.54cm" style:writing-mode="lr-tb" style:layout-grid-color="#c0c0c0" style:layout-grid-lines="38" style:layout-grid-base-height="0.369cm" style:layout-grid-ruby-height="0.26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 Date: April 06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ley McLeodS</meta:initial-creator>
    <meta:editing-cycles>10</meta:editing-cycles>
    <meta:creation-date>2016-04-06T15:28:00</meta:creation-date>
    <dc:date>2019-09-30T13:30:46.546655440</dc:date>
    <dc:language>en-CA</dc:language>
    <meta:editing-duration>PT10M23S</meta:editing-duration>
    <meta:generator>LibreOffice/6.2.7.1$Linux_X86_64 LibreOffice_project/20$Build-1</meta:generator>
    <dc:creator>Tarek Loubani</dc:creator>
    <meta:document-statistic meta:table-count="0" meta:image-count="1" meta:object-count="0" meta:page-count="1" meta:paragraph-count="22" meta:word-count="379" meta:character-count="2353" meta:non-whitespace-character-count="1992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